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Severny_Island_North-1">
            <text:p>Severny_Island_North-1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360.0">
            <text:p>360.0</text:p>
          </table:table-cell>
          <table:table-cell office:value-type="float" office:value="97.25">
            <text:p>97.25</text:p>
          </table:table-cell>
          <table:table-cell office:value-type="string" office:value="Willem BarentsÆ ship timber">
            <text:p>Willem BarentsÆ ship timber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44999999999999996">
            <text:p>0.44999999999999996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GawronskiZeeberg1997,FormanEtal2004,BaranskayaEtal2018">
            <text:p>GawronskiZeeberg1997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2">
            <text:p>GX-24862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1665.0">
            <text:p>1665.0</text:p>
          </table:table-cell>
          <table:table-cell office:value-type="float" office:value="50.0">
            <text:p>50.0</text:p>
          </table:table-cell>
          <table:table-cell office:value-type="string" office:value="Partially buried 2.5-m long log">
            <text:p>Partially buried 2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5">
            <text:p>4.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5">
            <text:p>GX-24845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3530.0">
            <text:p>3530.0</text:p>
          </table:table-cell>
          <table:table-cell office:value-type="float" office:value="50.0">
            <text:p>50.0</text:p>
          </table:table-cell>
          <table:table-cell office:value-type="string" office:value="Partially buried 3-m long log">
            <text:p>Partially 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25">
            <text:p>6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2">
            <text:p>GX-25462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575.0">
            <text:p>575.0</text:p>
          </table:table-cell>
          <table:table-cell office:value-type="float" office:value="40.0">
            <text:p>40.0</text:p>
          </table:table-cell>
          <table:table-cell office:value-type="string" office:value="Partially buried 2.5-m long log">
            <text:p>Partially buried 2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75">
            <text:p>2.7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0">
            <text:p>GX-25460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1930.0">
            <text:p>1930.0</text:p>
          </table:table-cell>
          <table:table-cell office:value-type="float" office:value="45.0">
            <text:p>45.0</text:p>
          </table:table-cell>
          <table:table-cell office:value-type="string" office:value="Log &gt;1m long partially buried">
            <text:p>Log &gt;1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1500000000000004">
            <text:p>2.1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59">
            <text:p>GX-25459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4380.0">
            <text:p>4380.0</text:p>
          </table:table-cell>
          <table:table-cell office:value-type="float" office:value="60.0">
            <text:p>60.0</text:p>
          </table:table-cell>
          <table:table-cell office:value-type="string" office:value="Root section 1.5-m">
            <text:p>Root section 1.5-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55">
            <text:p>5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4">
            <text:p>GX-24864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4070.0">
            <text:p>4070.0</text:p>
          </table:table-cell>
          <table:table-cell office:value-type="float" office:value="55.0">
            <text:p>55.0</text:p>
          </table:table-cell>
          <table:table-cell office:value-type="string" office:value="Log 3-m long from base of solifluction lobe">
            <text:p>Log 3-m long from base of solifluction lob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3">
            <text:p>GX-24863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3635.0">
            <text:p>3635.0</text:p>
          </table:table-cell>
          <table:table-cell office:value-type="float" office:value="50.0">
            <text:p>50.0</text:p>
          </table:table-cell>
          <table:table-cell office:value-type="string" office:value="Log 2.5-m long from snow bank">
            <text:p>Log 2.5-m long from snow ban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5">
            <text:p>7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0">
            <text:p>GX-24840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1570.0">
            <text:p>1570.0</text:p>
          </table:table-cell>
          <table:table-cell office:value-type="float" office:value="70.0">
            <text:p>70.0</text:p>
          </table:table-cell>
          <table:table-cell office:value-type="string" office:value="Log 2.5-m long partially buried">
            <text:p>Log 2.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95">
            <text:p>1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1">
            <text:p>GX-24861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2125.0">
            <text:p>2125.0</text:p>
          </table:table-cell>
          <table:table-cell office:value-type="float" office:value="75.0">
            <text:p>75.0</text:p>
          </table:table-cell>
          <table:table-cell office:value-type="string" office:value="Decayed, partially buried 7-m long log">
            <text:p>Decayed, partially buri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65">
            <text:p>4.6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60">
            <text:p>GX-24860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3070.0">
            <text:p>3070.0</text:p>
          </table:table-cell>
          <table:table-cell office:value-type="float" office:value="50.0">
            <text:p>50.0</text:p>
          </table:table-cell>
          <table:table-cell office:value-type="string" office:value="Partially buried &gt;3-m long log">
            <text:p>Partially buried &gt;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3500000000000005">
            <text:p>5.35000000000000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9">
            <text:p>GX-24859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945.0">
            <text:p>945.0</text:p>
          </table:table-cell>
          <table:table-cell office:value-type="float" office:value="55.0">
            <text:p>55.0</text:p>
          </table:table-cell>
          <table:table-cell office:value-type="string" office:value="Decayed, partially buried 4-m long log">
            <text:p>Decayed, partially buried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8500000000000005">
            <text:p>2.850000000000000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1">
            <text:p>GX-24841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795.0">
            <text:p>795.0</text:p>
          </table:table-cell>
          <table:table-cell office:value-type="float" office:value="65.0">
            <text:p>6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999999999999987">
            <text:p>0.34999999999999987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2">
            <text:p>GX-24842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770.0">
            <text:p>770.0</text:p>
          </table:table-cell>
          <table:table-cell office:value-type="float" office:value="65.0">
            <text:p>6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5000000000000013">
            <text:p>-0.15000000000000013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8">
            <text:p>GX-24858</text:p>
          </table:table-cell>
          <table:table-cell office:value-type="float" office:value="76.72">
            <text:p>76.72</text:p>
          </table:table-cell>
          <table:table-cell office:value-type="float" office:value="65.96">
            <text:p>65.96</text:p>
          </table:table-cell>
          <table:table-cell office:value-type="float" office:value="295.0">
            <text:p>295.0</text:p>
          </table:table-cell>
          <table:table-cell office:value-type="float" office:value="50.0">
            <text:p>50.0</text:p>
          </table:table-cell>
          <table:table-cell office:value-type="string" office:value="Decayed, partially buried 2.2-m long log">
            <text:p>Decayed, partially buried 2.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3G">
            <text:p>GX-24843G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7325.0">
            <text:p>7325.0</text:p>
          </table:table-cell>
          <table:table-cell office:value-type="float" office:value="105.0">
            <text:p>10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4G">
            <text:p>GX-24844G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7520.0">
            <text:p>7520.0</text:p>
          </table:table-cell>
          <table:table-cell office:value-type="float" office:value="105.0">
            <text:p>10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4.0">
            <text:p>-14.0</text:p>
          </table:table-cell>
          <table:table-cell office:value-type="float" office:value="204.0">
            <text:p>204.0</text:p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6">
            <text:p>GX-24846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2805.0">
            <text:p>2805.0</text:p>
          </table:table-cell>
          <table:table-cell office:value-type="float" office:value="50.0">
            <text:p>50.0</text:p>
          </table:table-cell>
          <table:table-cell office:value-type="string" office:value="Partially buried 2-m long log">
            <text:p>Partially buried 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25">
            <text:p>5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3">
            <text:p>GX-24853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875.0">
            <text:p>1875.0</text:p>
          </table:table-cell>
          <table:table-cell office:value-type="float" office:value="50.0">
            <text:p>50.0</text:p>
          </table:table-cell>
          <table:table-cell office:value-type="string" office:value="Partially buried 8-m long log">
            <text:p>Partially buried 8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1500000000000004">
            <text:p>3.1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2">
            <text:p>GX-24852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350.0">
            <text:p>1350.0</text:p>
          </table:table-cell>
          <table:table-cell office:value-type="float" office:value="50.0">
            <text:p>50.0</text:p>
          </table:table-cell>
          <table:table-cell office:value-type="string" office:value="Decayed 7-m long log">
            <text:p>Decayed 7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5">
            <text:p>3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1">
            <text:p>GX-24851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2985.0">
            <text:p>2985.0</text:p>
          </table:table-cell>
          <table:table-cell office:value-type="float" office:value="50.0">
            <text:p>50.0</text:p>
          </table:table-cell>
          <table:table-cell office:value-type="string" office:value="Decayed 2-m long log">
            <text:p>Decayed 2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65">
            <text:p>5.6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50">
            <text:p>GX-24850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3485.0">
            <text:p>3485.0</text:p>
          </table:table-cell>
          <table:table-cell office:value-type="float" office:value="85.0">
            <text:p>85.0</text:p>
          </table:table-cell>
          <table:table-cell office:value-type="string" office:value="Driftwood log 2.5m long">
            <text:p>Driftwood log 2.5m lon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4">
            <text:p>GX-25464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3760.0">
            <text:p>3760.0</text:p>
          </table:table-cell>
          <table:table-cell office:value-type="float" office:value="45.0">
            <text:p>45.0</text:p>
          </table:table-cell>
          <table:table-cell office:value-type="string" office:value="Partially buried 3-m long log">
            <text:p>Partially buried 3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250000000000001">
            <text:p>7.250000000000001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7">
            <text:p>GX-24847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805.0">
            <text:p>805.0</text:p>
          </table:table-cell>
          <table:table-cell office:value-type="float" office:value="55.0">
            <text:p>55.0</text:p>
          </table:table-cell>
          <table:table-cell office:value-type="string" office:value="Partially buried 4-m long log">
            <text:p>Partially buried 4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5">
            <text:p>3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5">
            <text:p>GX-25465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1365.0">
            <text:p>1365.0</text:p>
          </table:table-cell>
          <table:table-cell office:value-type="float" office:value="40.0">
            <text:p>40.0</text:p>
          </table:table-cell>
          <table:table-cell office:value-type="string" office:value="Root section">
            <text:p>Root section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15">
            <text:p>5.1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7G">
            <text:p>GX-25467G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4150.0">
            <text:p>4150.0</text:p>
          </table:table-cell>
          <table:table-cell office:value-type="float" office:value="75.0">
            <text:p>75.0</text:p>
          </table:table-cell>
          <table:table-cell office:value-type="string" office:value="Whale vertebra">
            <text:p>Whale vertebra</text:p>
          </table:table-cell>
          <table:table-cell office:value-type="string" office:value="marine">
            <text:p>marine</text:p>
          </table:table-cell>
          <table:table-cell office:value-type="float" office:value="145.0">
            <text:p>145.0</text:p>
          </table:table-cell>
          <table:table-cell office:value-type="float" office:value="196.0">
            <text:p>196.0</text:p>
          </table:table-cell>
          <table:table-cell office:value-type="float" office:value="0.0">
            <text:p/>
          </table:table-cell>
          <table:table-cell office:value-type="float" office:value="8.45">
            <text:p>8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292">
            <text:p>GX-18292</text:p>
          </table:table-cell>
          <table:table-cell office:value-type="float" office:value="76.52">
            <text:p>76.52</text:p>
          </table:table-cell>
          <table:table-cell office:value-type="float" office:value="66.02">
            <text:p>66.02</text:p>
          </table:table-cell>
          <table:table-cell office:value-type="float" office:value="790.0">
            <text:p>790.0</text:p>
          </table:table-cell>
          <table:table-cell office:value-type="float" office:value="105.0">
            <text:p>105.0</text:p>
          </table:table-cell>
          <table:table-cell office:value-type="string" office:value="1-m log on partially buried in beach gravels">
            <text:p>1-m log on partially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5">
            <text:p>1.45</text:p>
          </table:table-cell>
          <table:table-cell office:value-type="float" office:value="2.918903903865285">
            <text:p>2.918903903865285</text:p>
          </table:table-cell>
          <table:table-cell office:value-type="float" office:value="2.918903903865285">
            <text:p>2.918903903865285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293">
            <text:p>GX-18293</text:p>
          </table:table-cell>
          <table:table-cell office:value-type="float" office:value="76.52">
            <text:p>76.52</text:p>
          </table:table-cell>
          <table:table-cell office:value-type="float" office:value="66.02">
            <text:p>66.02</text:p>
          </table:table-cell>
          <table:table-cell office:value-type="float" office:value="2470.0">
            <text:p>2470.0</text:p>
          </table:table-cell>
          <table:table-cell office:value-type="float" office:value="120.0">
            <text:p>120.0</text:p>
          </table:table-cell>
          <table:table-cell office:value-type="string" office:value="3-m log buried in beach gravels">
            <text:p>3-m log buried in beach gravel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25">
            <text:p>3.425</text:p>
          </table:table-cell>
          <table:table-cell office:value-type="float" office:value="3.0002083261000396">
            <text:p>3.0002083261000396</text:p>
          </table:table-cell>
          <table:table-cell office:value-type="float" office:value="3.0002083261000396">
            <text:p>3.0002083261000396</text:p>
          </table:table-cell>
          <table:table-cell office:value-type="string" office:value="FormanEtal1999,FormanEtal2004,BaranskayaEtal2018">
            <text:p>FormanEtal1999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5466">
            <text:p>GX-25466</text:p>
          </table:table-cell>
          <table:table-cell office:value-type="float" office:value="76.41">
            <text:p>76.41</text:p>
          </table:table-cell>
          <table:table-cell office:value-type="float" office:value="68.6">
            <text:p>68.6</text:p>
          </table:table-cell>
          <table:table-cell office:value-type="float" office:value="5365.0">
            <text:p>5365.0</text:p>
          </table:table-cell>
          <table:table-cell office:value-type="float" office:value="60.0">
            <text:p>60.0</text:p>
          </table:table-cell>
          <table:table-cell office:value-type="string" office:value="Partially buried 1.5-m long log">
            <text:p>Partially buried 1.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95">
            <text:p>10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18532">
            <text:p>GX-18532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4860.0">
            <text:p>4860.0</text:p>
          </table:table-cell>
          <table:table-cell office:value-type="float" office:value="140.0">
            <text:p>140.0</text:p>
          </table:table-cell>
          <table:table-cell office:value-type="string" office:value="Log partially buried">
            <text:p>Lo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45">
            <text:p>10.4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48">
            <text:p>GX-24848</text:p>
          </table:table-cell>
          <table:table-cell office:value-type="float" office:value="76.93">
            <text:p>76.93</text:p>
          </table:table-cell>
          <table:table-cell office:value-type="float" office:value="67.27">
            <text:p>67.27</text:p>
          </table:table-cell>
          <table:table-cell office:value-type="float" office:value="1830.0">
            <text:p>1830.0</text:p>
          </table:table-cell>
          <table:table-cell office:value-type="float" office:value="50.0">
            <text:p>50.0</text:p>
          </table:table-cell>
          <table:table-cell office:value-type="string" office:value="Partially buried &gt;5-m long log">
            <text:p>Partially buried &gt;5-m long log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500000000000004">
            <text:p>2.6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5">
            <text:p>GX-24835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4000.0">
            <text:p>4000.0</text:p>
          </table:table-cell>
          <table:table-cell office:value-type="float" office:value="85.0">
            <text:p>85.0</text:p>
          </table:table-cell>
          <table:table-cell office:value-type="string" office:value="Log 5-m long from snow bank">
            <text:p>Log 5-m long from snow bank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95">
            <text:p>4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9">
            <text:p>GX-24839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205.0">
            <text:p>3205.0</text:p>
          </table:table-cell>
          <table:table-cell office:value-type="float" office:value="55.0">
            <text:p>55.0</text:p>
          </table:table-cell>
          <table:table-cell office:value-type="string" office:value="Log 5-m long partially buried">
            <text:p>Log 5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8">
            <text:p>GX-24838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200.0">
            <text:p>3200.0</text:p>
          </table:table-cell>
          <table:table-cell office:value-type="float" office:value="80.0">
            <text:p>80.0</text:p>
          </table:table-cell>
          <table:table-cell office:value-type="string" office:value="Log &gt;l-m long partially buried">
            <text:p>Log &gt;l-m lon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6500000000000004">
            <text:p>2.6500000000000004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4837">
            <text:p>GX-24837</text:p>
          </table:table-cell>
          <table:table-cell office:value-type="float" office:value="76.96">
            <text:p>76.96</text:p>
          </table:table-cell>
          <table:table-cell office:value-type="float" office:value="68.54">
            <text:p>68.54</text:p>
          </table:table-cell>
          <table:table-cell office:value-type="float" office:value="3710.0">
            <text:p>3710.0</text:p>
          </table:table-cell>
          <table:table-cell office:value-type="float" office:value="80.0">
            <text:p>80.0</text:p>
          </table:table-cell>
          <table:table-cell office:value-type="string" office:value="Log 2-m long from solifluction lobe">
            <text:p>Log 2-m long from solifluction lob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5">
            <text:p>4.5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  <table:table-row>
          <table:table-cell office:value-type="string" office:value="Severny_Island_North">
            <text:p>Severny_Island_North</text:p>
          </table:table-cell>
          <table:table-cell office:value-type="string" office:value="radiocarbon">
            <text:p>radiocarbon</text:p>
          </table:table-cell>
          <table:table-cell office:value-type="string" office:value="GX-23233">
            <text:p>GX-23233</text:p>
          </table:table-cell>
          <table:table-cell office:value-type="float" office:value="76.26">
            <text:p>76.26</text:p>
          </table:table-cell>
          <table:table-cell office:value-type="float" office:value="68.28">
            <text:p>68.28</text:p>
          </table:table-cell>
          <table:table-cell office:value-type="float" office:value="2955.0">
            <text:p>2955.0</text:p>
          </table:table-cell>
          <table:table-cell office:value-type="float" office:value="80.0">
            <text:p>80.0</text:p>
          </table:table-cell>
          <table:table-cell office:value-type="string" office:value="3-m long log partially buried">
            <text:p>3-m long log partially buri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95">
            <text:p>2.95</text:p>
          </table:table-cell>
          <table:table-cell office:value-type="float" office:value="2.877498913987632">
            <text:p>2.877498913987632</text:p>
          </table:table-cell>
          <table:table-cell office:value-type="float" office:value="2.877498913987632">
            <text:p>2.877498913987632</text:p>
          </table:table-cell>
          <table:table-cell office:value-type="string" office:value="ZeebergEtal2001,FormanEtal2004,BaranskayaEtal2018">
            <text:p>ZeebergEtal2001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